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5266" officeooo:paragraph-rsid="00065266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officeooo:rsid="00076226" officeooo:paragraph-rsid="00076226" style:font-size-asian="14pt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officeooo:rsid="00076226" officeooo:paragraph-rsid="000b5d1b" style:font-size-asian="14pt" style:font-size-complex="14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14pt" fo:language="ru" fo:country="RU" officeooo:rsid="00076226" officeooo:paragraph-rsid="000d2859" style:font-size-asian="14pt" style:font-size-complex="14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076226" officeooo:paragraph-rsid="000d2859" style:font-size-asian="14pt" style:font-size-complex="14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076226" officeooo:paragraph-rsid="0011b899" style:font-size-asian="14pt" style:font-size-complex="14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076226" officeooo:paragraph-rsid="0011b899" style:font-size-asian="12.25pt" style:font-size-complex="14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076226" officeooo:paragraph-rsid="00142139" style:font-size-asian="12.25pt" style:font-size-complex="14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42139" officeooo:paragraph-rsid="00142139" style:font-size-asian="12.25pt" style:font-size-complex="14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42139" officeooo:paragraph-rsid="0020f409" style:font-size-asian="12.25pt" style:font-size-complex="14pt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42139" officeooo:paragraph-rsid="0022db41" style:font-size-asian="12.25pt" style:font-size-complex="14pt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540b7" officeooo:paragraph-rsid="001540b7" style:font-size-asian="12.25pt" style:font-size-complex="14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540b7" officeooo:paragraph-rsid="001a3548" style:font-size-asian="12.25pt" style:font-size-complex="14pt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22db41" officeooo:paragraph-rsid="0022db41" style:font-size-asian="12.25pt" style:font-size-complex="14pt" style:font-weight-complex="bold"/>
    </style:style>
    <style:style style:name="P15" style:family="paragraph" style:parent-style-name="Standard">
      <style:paragraph-properties fo:line-height="100%" fo:text-align="justify" style:justify-single-word="false" style:text-autospace="none"/>
      <style:text-properties style:font-name="Liberation Serif" officeooo:paragraph-rsid="000d2859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language="ru" fo:country="RU" style:font-size-asian="14pt" style:font-size-complex="14pt" style:font-weight-complex="bold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1.249cm" style:auto-text-indent="false" style:text-autospace="none"/>
      <style:text-properties fo:color="#000000" style:font-name="Liberation Serif" fo:language="en" fo:country="US" officeooo:paragraph-rsid="000d2859" style:font-name-complex="Consolas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49cm" style:auto-text-indent="false" style:text-autospace="none"/>
      <style:text-properties fo:color="#000000" style:font-name="Liberation Serif" fo:language="en" fo:country="US" officeooo:paragraph-rsid="000d2859" style:font-name-complex="Consolas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1.249cm" style:auto-text-indent="false" style:text-autospace="none"/>
      <style:text-properties style:font-name="Liberation Serif" fo:language="en" fo:country="US" officeooo:paragraph-rsid="000d2859" style:font-name-complex="Consolas" style:font-weight-complex="bold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1.249cm" style:auto-text-indent="false" style:text-autospace="none"/>
      <style:text-properties style:font-name="Liberation Serif" fo:language="ru" fo:country="RU" officeooo:paragraph-rsid="000d2859" style:font-name-complex="Consolas" style:font-weight-complex="bold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Liberation Serif" fo:language="ru" fo:country="RU" officeooo:paragraph-rsid="000d2859" style:font-name-complex="Consolas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Liberation Serif" fo:font-size="14pt" fo:language="ru" fo:country="RU" officeooo:paragraph-rsid="000ea540" style:font-size-asian="14pt" style:font-size-complex="14pt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Liberation Serif" fo:font-size="14pt" fo:language="ru" fo:country="RU" officeooo:paragraph-rsid="000d2859" style:font-size-asian="14pt" style:font-size-complex="14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1.249cm" style:auto-text-indent="false" style:text-autospace="none"/>
      <style:text-properties style:font-name="Liberation Serif" officeooo:paragraph-rsid="000d2859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Liberation Serif" officeooo:paragraph-rsid="000ea540"/>
    </style:style>
    <style:style style:name="P26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text-indent="1.249cm" style:auto-text-indent="false" style:text-autospace="none"/>
      <style:text-properties fo:color="#000000" style:font-name="Liberation Serif" fo:language="en" fo:country="US" officeooo:paragraph-rsid="000d2859" style:font-name-complex="Consolas"/>
    </style:style>
    <style:style style:name="P27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text-indent="1.249cm" style:auto-text-indent="false" style:text-autospace="none"/>
      <style:text-properties style:font-name="Liberation Serif" fo:language="en" fo:country="US" officeooo:paragraph-rsid="000d2859" style:font-name-complex="Consolas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fo:language="ru" fo:country="RU" officeooo:rsid="0006a144" officeooo:paragraph-rsid="00065266" style:font-size-asian="12.25pt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language="ru" fo:country="RU" officeooo:rsid="0007f888" officeooo:paragraph-rsid="00076226" style:font-size-asian="12.25pt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25e666" style:font-size-asian="14pt" style:font-weight-asian="bold" style:font-size-complex="14pt"/>
    </style:style>
    <style:style style:name="P31" style:family="paragraph" style:parent-style-name="Standard">
      <style:text-properties fo:font-size="14pt" fo:language="ru" fo:country="RU" fo:font-weight="bold" officeooo:paragraph-rsid="0025e666" style:font-size-asian="14pt" style:font-weight-asian="bold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65266" officeooo:paragraph-rsid="0025e666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rsid="00065266" officeooo:paragraph-rsid="0025e666" style:font-size-asian="14pt" style:font-size-complex="14pt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01af2" officeooo:paragraph-rsid="000d2859" style:font-size-asian="14pt" style:font-size-complex="14pt" style:font-weight-complex="bold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1b899" officeooo:paragraph-rsid="0011b899" style:font-size-asian="14pt" style:font-size-complex="14pt" style:font-weight-complex="bold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20f409" officeooo:paragraph-rsid="0020f409" style:font-size-asian="12.25pt" style:font-size-complex="14pt" style:font-weight-complex="bold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540b7" officeooo:paragraph-rsid="0020f409" style:font-size-asian="12.25pt" style:font-size-complex="14pt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1540b7" officeooo:paragraph-rsid="001fbb12" style:font-size-asian="12.25pt" style:font-size-complex="14pt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22db41" officeooo:paragraph-rsid="0022db41" style:font-size-asian="12.25pt" style:font-size-complex="14pt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officeooo:rsid="0022db41" officeooo:paragraph-rsid="00241427" style:font-size-asian="12.25pt" style:font-size-complex="14pt" style:font-weight-complex="bold"/>
    </style:style>
    <style:style style:name="P41" style:family="paragraph" style:parent-style-name="Standard">
      <style:paragraph-properties fo:line-height="100%" fo:text-align="center" style:justify-single-word="false"/>
      <style:text-properties style:font-name="Liberation Serif" fo:font-size="14pt" fo:language="ru" fo:country="RU" style:text-underline-style="none" fo:font-weight="bold" officeooo:rsid="0026aaaa" officeooo:paragraph-rsid="0026aaaa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Liberation Serif" fo:font-size="14pt" fo:language="ru" fo:country="RU" style:text-underline-style="none" fo:font-weight="bold" officeooo:rsid="0026aaaa" officeooo:paragraph-rsid="002d7e94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Liberation Serif" fo:font-size="14pt" fo:language="ru" fo:country="RU" officeooo:paragraph-rsid="000d2859" style:font-size-asian="14pt" style:font-size-complex="14pt"/>
    </style:style>
    <style:style style:name="T1" style:family="text">
      <style:text-properties fo:font-size="14pt" officeooo:rsid="0006a144" style:font-size-asian="12.25pt" style:font-size-complex="14pt"/>
    </style:style>
    <style:style style:name="T2" style:family="text">
      <style:text-properties fo:font-size="14pt" officeooo:rsid="00076226" style:font-size-asian="12.25pt" style:font-size-complex="14pt"/>
    </style:style>
    <style:style style:name="T3" style:family="text">
      <style:text-properties fo:font-size="14pt" officeooo:rsid="0026aaaa" style:font-size-asian="12.25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style:font-size-asian="14pt" style:font-size-complex="14pt" style:font-weight-complex="bold"/>
    </style:style>
    <style:style style:name="T6" style:family="text">
      <style:text-properties fo:font-size="14pt" fo:language="ru" fo:country="RU" officeooo:rsid="0006a144" style:font-size-asian="14pt" style:font-size-complex="14pt" style:font-weight-complex="bold"/>
    </style:style>
    <style:style style:name="T7" style:family="text">
      <style:text-properties fo:font-size="14pt" fo:language="ru" fo:country="RU" officeooo:rsid="0026aaaa" style:font-size-asian="14pt" style:font-size-complex="14pt" style:font-weight-complex="bold"/>
    </style:style>
    <style:style style:name="T8" style:family="text">
      <style:text-properties fo:font-size="14pt" fo:language="ru" fo:country="RU" officeooo:rsid="000ea540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style:font-size-asian="14pt" style:font-size-complex="14pt" style:font-weight-complex="bold"/>
    </style:style>
    <style:style style:name="T11" style:family="text">
      <style:text-properties officeooo:rsid="0006a144"/>
    </style:style>
    <style:style style:name="T12" style:family="text">
      <style:text-properties style:font-size-asian="12.25pt"/>
    </style:style>
    <style:style style:name="T13" style:family="text">
      <style:text-properties officeooo:rsid="0006a144" style:font-size-asian="12.25pt"/>
    </style:style>
    <style:style style:name="T14" style:family="text">
      <style:text-properties officeooo:rsid="0007f888" style:font-size-asian="12.25pt"/>
    </style:style>
    <style:style style:name="T15" style:family="text">
      <style:text-properties officeooo:rsid="000b5d1b" style:font-size-asian="12.25pt"/>
    </style:style>
    <style:style style:name="T16" style:family="text">
      <style:text-properties officeooo:rsid="000b5d1b"/>
    </style:style>
    <style:style style:name="T17" style:family="text">
      <style:text-properties fo:font-size="12pt" officeooo:rsid="000b5d1b" style:font-size-asian="12pt" style:font-size-complex="12pt"/>
    </style:style>
    <style:style style:name="T18" style:family="text">
      <style:text-properties fo:font-size="12pt" officeooo:rsid="0011b899" style:font-size-asian="12pt" style:font-size-complex="12pt"/>
    </style:style>
    <style:style style:name="T19" style:family="text">
      <style:text-properties officeooo:rsid="000d2859"/>
    </style:style>
    <style:style style:name="T20" style:family="text">
      <style:text-properties fo:language="en" fo:country="US" style:font-name-complex="Consolas"/>
    </style:style>
    <style:style style:name="T21" style:family="text">
      <style:text-properties fo:color="#000000" fo:language="en" fo:country="US" style:font-name-complex="Consolas"/>
    </style:style>
    <style:style style:name="T22" style:family="text">
      <style:text-properties style:font-name="Liberation Serif" officeooo:rsid="000d2859"/>
    </style:style>
    <style:style style:name="T23" style:family="text">
      <style:text-properties style:font-name="Liberation Serif" fo:language="en" fo:country="US" officeooo:rsid="000d2859"/>
    </style:style>
    <style:style style:name="T24" style:family="text">
      <style:text-properties fo:language="ru" fo:country="RU"/>
    </style:style>
    <style:style style:name="T25" style:family="text">
      <style:text-properties fo:language="ru" fo:country="RU" style:font-name-complex="Consolas"/>
    </style:style>
    <style:style style:name="T26" style:family="text">
      <style:text-properties fo:language="ru" fo:country="RU" fo:font-weight="bold" style:font-weight-asian="bold"/>
    </style:style>
    <style:style style:name="T27" style:family="text">
      <style:text-properties officeooo:rsid="000ea540"/>
    </style:style>
    <style:style style:name="T28" style:family="text">
      <style:text-properties officeooo:rsid="0011b899"/>
    </style:style>
    <style:style style:name="T29" style:family="text">
      <style:text-properties officeooo:rsid="00122657"/>
    </style:style>
    <style:style style:name="T30" style:family="text">
      <style:text-properties officeooo:rsid="0016ac61"/>
    </style:style>
    <style:style style:name="T31" style:family="text">
      <style:text-properties style:text-underline-style="solid" style:text-underline-width="auto" style:text-underline-color="font-color" fo:font-weight="bold" officeooo:rsid="0016ac61" style:font-weight-asian="bold"/>
    </style:style>
    <style:style style:name="T32" style:family="text">
      <style:text-properties style:text-underline-style="solid" style:text-underline-width="auto" style:text-underline-color="font-color" fo:font-weight="bold" officeooo:rsid="0018a44b" style:font-weight-asian="bold"/>
    </style:style>
    <style:style style:name="T33" style:family="text">
      <style:text-properties style:text-underline-style="solid" style:text-underline-width="auto" style:text-underline-color="font-color" fo:font-weight="bold" officeooo:rsid="001ab500" style:font-weight-asian="bold"/>
    </style:style>
    <style:style style:name="T34" style:family="text">
      <style:text-properties style:text-underline-style="solid" style:text-underline-width="auto" style:text-underline-color="font-color" fo:font-weight="bold" officeooo:rsid="001b6b63" style:font-weight-asian="bold"/>
    </style:style>
    <style:style style:name="T35" style:family="text">
      <style:text-properties style:text-underline-style="solid" style:text-underline-width="auto" style:text-underline-color="font-color" fo:font-weight="bold" officeooo:rsid="001d2891" style:font-weight-asian="bold"/>
    </style:style>
    <style:style style:name="T36" style:family="text">
      <style:text-properties style:text-underline-style="solid" style:text-underline-width="auto" style:text-underline-color="font-color" fo:font-weight="bold" officeooo:rsid="001ec056" style:font-weight-asian="bold"/>
    </style:style>
    <style:style style:name="T37" style:family="text">
      <style:text-properties style:text-underline-style="solid" style:text-underline-width="auto" style:text-underline-color="font-color" fo:font-weight="bold" officeooo:rsid="001efb66" style:font-weight-asian="bold"/>
    </style:style>
    <style:style style:name="T38" style:family="text">
      <style:text-properties style:text-underline-style="solid" style:text-underline-width="auto" style:text-underline-color="font-color" fo:font-weight="bold" officeooo:rsid="001f7630" style:font-weight-asian="bold"/>
    </style:style>
    <style:style style:name="T39" style:family="text">
      <style:text-properties style:text-underline-style="solid" style:text-underline-width="auto" style:text-underline-color="font-color" fo:font-weight="bold" officeooo:rsid="001fbb12" style:font-weight-asian="bold"/>
    </style:style>
    <style:style style:name="T40" style:family="text">
      <style:text-properties officeooo:rsid="0020f409"/>
    </style:style>
    <style:style style:name="T41" style:family="text">
      <style:text-properties officeooo:rsid="0020f409" style:font-size-asian="14pt"/>
    </style:style>
    <style:style style:name="T42" style:family="text">
      <style:text-properties officeooo:rsid="0022db41"/>
    </style:style>
    <style:style style:name="T43" style:family="text">
      <style:text-properties officeooo:rsid="00231a24"/>
    </style:style>
    <style:style style:name="T44" style:family="text">
      <style:text-properties officeooo:rsid="00241427"/>
    </style:style>
    <style:style style:name="T45" style:family="text">
      <style:text-properties officeooo:rsid="0024e4bf"/>
    </style:style>
    <style:style style:name="T46" style:family="text">
      <style:text-properties fo:font-weight="bold" officeooo:rsid="0025e666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2808a6" style:font-weight-asian="normal" style:font-weight-complex="normal"/>
    </style:style>
    <style:style style:name="T49" style:family="text">
      <style:text-properties fo:font-weight="normal" officeooo:rsid="002d7e94" style:font-weight-asian="normal" style:font-weight-complex="normal"/>
    </style:style>
    <style:style style:name="T50" style:family="text">
      <style:text-properties fo:font-weight="normal" style:font-size-asian="14pt" style:font-weight-asian="normal"/>
    </style:style>
    <style:style style:name="T51" style:family="text">
      <style:text-properties fo:font-weight="normal" officeooo:rsid="002808a6" style:font-size-asian="14pt" style:font-weight-asian="normal"/>
    </style:style>
    <style:style style:name="T52" style:family="text">
      <style:text-properties fo:font-weight="normal" officeooo:rsid="0028c8e9" style:font-size-asian="14pt" style:font-weight-asian="normal"/>
    </style:style>
    <style:style style:name="T53" style:family="text">
      <style:text-properties fo:font-weight="normal" officeooo:rsid="002a943e" style:font-size-asian="14pt" style:font-weight-asian="normal"/>
    </style:style>
    <style:style style:name="T54" style:family="text">
      <style:text-properties fo:font-weight="normal" officeooo:rsid="002bfdf7" style:font-size-asian="14pt" style:font-weight-asian="normal"/>
    </style:style>
    <style:style style:name="T55" style:family="text">
      <style:text-properties officeooo:rsid="002a94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26">3 ЛАБОРАТОРНАЯ РАБОТА №3</text:span></text:p>
      <text:p text:style-name="P30">ЗНАКОМСТВО С ИНТЕРПРЕТАТОРАМИ КОМАНД OC UNIX</text:p>
      <text:p text:style-name="P30"/>
      <text:p text:style-name="P31"><text:tab/>3.1 Цель работы</text:p>
      <text:p text:style-name="P31"/>
      <text:p text:style-name="P32"><text:span text:style-name="T26"><text:tab/></text:span><text:span text:style-name="T24">Исследование возможностей командной оболочки в системе UNIX.</text:span></text:p>
      <text:p text:style-name="P32"/>
      <text:p text:style-name="P32"><text:span text:style-name="T46"><text:tab/>3.2 Ход работы</text:span></text:p>
      <text:p text:style-name="P32"><text:span text:style-name="T46"/></text:p>
      <text:p text:style-name="P32"><text:tab/>1) Узнать какая командная оболчка запускается когда я вхожу в систему можно с в файле /etc/passwd, например:</text:p>
      <text:p text:style-name="P1">selld@selld-Lenovo-G580:~$ cat /etc/passwd | grep "^selld" </text:p>
      <text:p text:style-name="P1">selld:x:1000:1000:selld,,,:/home/selld:/bin/bash </text:p>
      <text:p text:style-name="P1"><text:tab/><text:span text:style-name="T2">Видно, что когда я вхожу в систему запускается bash.</text:span></text:p>
      <text:p text:style-name="P1"><text:tab/><text:span text:style-name="T1">2) </text:span><text:span text:style-name="T3">В интерпретаторе csh си</text:span><text:span text:style-name="T1">интаксис для задания переменной</text:span><text:span text:style-name="T6">: set &lt;имя_переменной&gt; = &lt;значение&gt;</text:span><text:span text:style-name="T7">; в интерпретаторе sh – &lt;имя_переменной&gt;=&lt;значение&gt;.</text:span></text:p>
      <text:p text:style-name="P16"><text:span text:style-name="T11">Синтаксис для задания переменной среды</text:span>: export &lt;имя_переменной&gt; = &lt;значение_переменной&gt;.</text:p>
      <text:p text:style-name="P28"><text:tab/>Синтаксис для получения значения переменной: $&lt;имя_переменной&gt;.</text:p>
      <text:p text:style-name="P2"><text:span text:style-name="T13"><text:tab/></text:span><text:span text:style-name="T12">3) Для добавления возможности запуска командного файла по имени из командной строки необходимо </text:span><text:span text:style-name="T14">сделать файл выполняемым:</text:span></text:p>
      <text:p text:style-name="P29"><text:tab/>chmod +x &lt;имя_файла&gt;</text:p>
      <text:p text:style-name="P29"><text:tab/>Также, можно явно указать интерпретатор, который будет выполнять файл, для этого необходимо в первой строке командного файла указать:</text:p>
      <text:p text:style-name="P29"><text:tab/>#!&lt;путь_к_интерпретатору&gt;</text:p>
      <text:p text:style-name="P29"><text:tab/>4) В шелле csh для запуска скрипта не порождая нового процеса нужно использовать ключевое слово source перед названием скрипта, например, source &lt;имя_файла&gt;, в sh для этого вместо слова source, нужно использовать символ . перед названием команды.</text:p>
      <text:p text:style-name="P3"><text:span text:style-name="T14"><text:tab/></text:span><text:span text:style-name="T15">5) </text:span><text:span text:style-name="T16">Для переназначения потоков ввода/вывода используются следующие разделители: &gt; , &lt; <text:s/>(перенаправление) , &gt;&gt; , &lt;&lt; <text:s text:c="2"/>(перенаправление с добавлением в конец файла), &gt;&amp; , &gt;&gt;&amp;(дублирование ввода\вывода в файл). Для перенаправления вывода ошибок необходимо явно указать дескриптор 2 перед разделителем, например, </text:span><text:span text:style-name="T17">kill -HUP 1234 &gt;killout.txt 2&gt;killerr.txt.</text:span></text:p>
      <text:p text:style-name="P4"><text:span text:style-name="T17"><text:tab/></text:span><text:span text:style-name="T22">6) С</text:span><text:span text:style-name="T23">ommand substitution – </text:span><text:span text:style-name="T22">это</text:span><text:span text:style-name="T23"> <text:s/></text:span><text:span text:style-name="T22">подстановка</text:span><text:span text:style-name="T23"> </text:span><text:span text:style-name="T22">вывода</text:span><text:span text:style-name="T23"> </text:span><text:span text:style-name="T22">программ</text:span><text:span text:style-name="T23">. </text:span><text:span text:style-name="T22">Например</text:span><text:span text:style-name="T23">: </text:span></text:p>
      <text:p text:style-name="P19"><text:span text:style-name="T19">a</text:span>=<text:span text:style-name="T19">`ls -l`</text:span> </text:p>
      <text:p text:style-name="P19">echo $<text:span text:style-name="T19">a</text:span></text:p>
      <text:p text:style-name="P15"><text:span text:style-name="T20"><text:tab/></text:span><text:span text:style-name="T9">V</text:span><text:span text:style-name="T4">ariable substitution – это </text:span><text:span text:style-name="T5">подстановка параметров.</text:span><text:span text:style-name="T25"> </text:span><text:span text:style-name="T5">Манипулирование и / или расширение переменных.</text:span></text:p>
      <text:p text:style-name="P20">$ {Параметр}</text:p>
      <text:p text:style-name="P20">echo "$b ${b}10</text:p>
      <text:p text:style-name="P17">${parameter-default}, ${parameter:-default}</text:p>
      <text:p text:style-name="P27">If parameter not set, use default.</text:p>
      <text:p text:style-name="P15"><text:span text:style-name="T20"><text:tab/></text:span><text:span text:style-name="T21">var1=1</text:span></text:p>
      <text:p text:style-name="P18">var2=2</text:p>
      <text:p text:style-name="P18"><text:soft-page-break/># var3 is unset.</text:p>
      <text:p text:style-name="P18">echo ${var1-$var2} <text:s text:c="2"/># 1</text:p>
      <text:p text:style-name="P26">echo ${var3-$var2} <text:s text:c="2"/># 2</text:p>
      <text:p text:style-name="P24"><text:span text:style-name="T10">Filename</text:span><text:span text:style-name="T5"> </text:span><text:span text:style-name="T10">expansion</text:span><text:span text:style-name="T5"> - расширение имени файла (* – может быть много букв, ? - одна, [ ] – диапазон).</text:span></text:p>
      <text:p text:style-name="P25"><text:span text:style-name="T4">Символ * соответствует любой подстроке символов, в том числе и пустой. Например, в каталоге с файлами: </text:span><text:span text:style-name="T8">buy good_buy</text:span><text:span text:style-name="T4"> </text:span><text:span text:style-name="T8">hello hello1.s hello.c hello.o hello.s </text:span><text:span text:style-name="T4">команда:</text:span></text:p>
      <text:p text:style-name="P21">echo <text:span text:style-name="T27">h</text:span>* </text:p>
      <text:p text:style-name="P22">напечатает имена всех файлов, начинающихся с <text:span text:style-name="T27">h</text:span>: <text:span text:style-name="T27">hello hello1.s hello.c hello.o hello.s </text:span></text:p>
      <text:p text:style-name="P23">Вопросительный знак (?) соответствует любому отдельному символу. Следующая команда:</text:p>
      <text:p text:style-name="P21">ls a?x</text:p>
      <text:p text:style-name="P23">покажет все состоящие из трех букв имена файлов, начинающиеся с a и заканчивающиеся на x: [ aax ].</text:p>
      <text:p text:style-name="P23">Для нахождения символов из определенного набора необходимо перечислить эти символы в квадратных скобках ([ ]). Следующая команда:</text:p>
      <text:p text:style-name="P21">ls [abc]</text:p>
      <text:p text:style-name="P23">покажет все файлы, имена которых равны одному из следующих символов: [ a b c ]</text:p>
      <text:p text:style-name="P5"><text:tab/>Весь алфавит можно указать следующим образом: [a-z]. Символы, соответствующие этому шаблону, определяются текущим порядком сортировки.</text:p>
      <text:p text:style-name="P34"><text:tab/>7) Для получения звонка нужно использовать команду: tput bell.</text:p>
      <text:p text:style-name="P34"><text:tab/>8) Для получения ввод с клавиатуры в csh есть конструкция $&lt;, например, set a = $&lt;. В sh есть команда read &lt; имя_переменной &gt;, которая считывает строку из стандартного потока ввода.</text:p>
      <text:p text:style-name="P35"><text:tab/>9) Команда tee предназначена для дублирования стандартного ввода в стандартный вывод, также можно перенаправлять в файл. Синтаксис запуска tee [OPTION]... [FILE]... </text:p>
      <text:p text:style-name="P6"><text:tab/><text:span text:style-name="T28">Например, команда:</text:span></text:p>
      <text:p text:style-name="P6"><text:span text:style-name="T28"><text:tab/></text:span><text:span text:style-name="T18">echo hello world | tee file.txt</text:span></text:p>
      <text:p text:style-name="P7"><text:tab/><text:span text:style-name="T29">выведет строку hello world в стандартный поток вывода, а также в файл file.txt</text:span></text:p>
      <text:p text:style-name="P8"><text:tab/><text:span text:style-name="T29">10)Можно выполнить любую последовательность команд, разделяя их символом ';' в одной командной строке: cd /mnt/stud; ls -l . Для управления выполнением последовательности команд используются логические связки '||', '&amp;&amp;' и круглые скобки (). </text:span></text:p>
      <text:p text:style-name="P9"><text:tab/>Пусть А и В - команды ОС, </text:p>
      <text:p text:style-name="P9"><text:tab/>А &amp;&amp; В - команда В выполняется, если А завершается успешно; </text:p>
      <text:p text:style-name="P9"><text:tab/>А || В - команда В выполняется, если А заканчивается с ошибкой. </text:p>
      <text:p text:style-name="P9"><text:tab/>Для организации последовательной обработки потока данных используется возможность соединения стандартного вывода одной команды со стандартным вводом следующей - т. наз. конвейеризация. Для обьединения команд в конвейер они разделяются символом '|': </text:p>
      <text:p text:style-name="P9"><text:soft-page-break/><text:tab/>ls -la | sort | more</text:p>
      <text:p text:style-name="P36"><text:tab/>11) Команда ps выводит отчет о статусе процессов. Синтаксис запуска: ps [options] .</text:p>
      <text:p text:style-name="P10"><text:tab/><text:span text:style-name="T40">Основные опции:</text:span></text:p>
      <text:p text:style-name="P10"><text:tab/>-<text:span text:style-name="T40">A – все процессы;</text:span></text:p>
      <text:p text:style-name="P10"><text:tab/>-<text:span text:style-name="T40">r – информация только о работающих процессах;</text:span></text:p>
      <text:p text:style-name="P10"><text:tab/>-<text:span text:style-name="T40">f – расширенная информация;</text:span></text:p>
      <text:p text:style-name="P10"><text:tab/>-<text:span text:style-name="T40">x – процессы отсоединенные от терминала;</text:span></text:p>
      <text:p text:style-name="P10"><text:tab/>-<text:span text:style-name="T40">a – </text:span><text:span text:style-name="T41">связанные с конкретным терминалом, кроме главных системных процессов сеанса.</text:span></text:p>
      <text:p text:style-name="P10"><text:tab/><text:span text:style-name="T43">Утилита kill предназначена для отправления сигнала процессу. Синтаксис запуска kill [options] &lt;pid&gt; [...] .</text:span></text:p>
      <text:p text:style-name="P10"><text:tab/><text:span text:style-name="T42">Основные ключи:</text:span></text:p>
      <text:p text:style-name="P10"><text:tab/>-<text:span text:style-name="T42">L – вывести все поддерживаемые сигналы в виде таблицы;</text:span></text:p>
      <text:p text:style-name="P10"><text:tab/>-<text:span text:style-name="T42">l &lt;номер&gt; – вывести название сигнала по его номеру;</text:span></text:p>
      <text:p text:style-name="P11"><text:tab/><text:span text:style-name="T42"> -&lt;signal&gt; </text:span></text:p>
      <text:p text:style-name="P14"><text:s text:c="7"/><text:tab/>-s &lt;signal&gt; </text:p>
      <text:p text:style-name="P14"><text:s text:c="7"/><text:tab/>--signal &lt;signal&gt; – <text:span text:style-name="T43">эти три ключа предназначены для определения сигнала, <text:s text:c="2"/>сигнал можно задавать как числом, так и именем.</text:span></text:p>
      <text:p text:style-name="P14"><text:tab/><text:span text:style-name="T43">По умолчанию приложению посылается сигнал SIGTERM. </text:span></text:p>
      <text:p text:style-name="P14"><text:tab/><text:span text:style-name="T43">Также каждый шелл может иметь свою встроенную команду kill которая имеет иные ключи.</text:span></text:p>
      <text:p text:style-name="P14"><text:tab/><text:span text:style-name="T44">^S – приостанавливает синхронный процесс.</text:span></text:p>
      <text:p text:style-name="P14"><text:tab/><text:span text:style-name="T44">^Z – приостанавливает процесс и делает его фоновым.</text:span></text:p>
      <text:p text:style-name="P14"><text:tab/><text:span text:style-name="T44">jobs – выводит список фоновых процессов связанных с данным терминалом.</text:span></text:p>
      <text:p text:style-name="P14"><text:tab/><text:span text:style-name="T44">bg – запускает последний остановленный процесс из списка фоновых процессов.</text:span></text:p>
      <text:p text:style-name="P40"><text:tab/><text:span text:style-name="T44">fg – запускает последний остановленный процесс из списка фоновых процессов на переднем плане.</text:span></text:p>
      <text:p text:style-name="P40"><text:tab/><text:span text:style-name="T55">Чтобы убить процесс нужно использовать ^C либо kill -9 &lt;pid&gt;, где pid – идентификатор процесса.</text:span></text:p>
      <text:p text:style-name="P37"><text:tab/>1<text:span text:style-name="T45">2</text:span>)</text:p>
      <text:p text:style-name="P12">#Арифметические операции </text:p>
      <text:p text:style-name="P12">set a = <text:span text:style-name="T30">7</text:span>; set c = <text:span text:style-name="T30">7</text:span>; </text:p>
      <text:p text:style-name="P12">@ b = $a + $c </text:p>
      <text:p text:style-name="P12">echo "$b" `#b` ${b}10 <text:span text:style-name="T31"># 6 610</text:span></text:p>
      <text:p text:style-name="P12">@ b -= $a <text:tab/></text:p>
      <text:p text:style-name="P12">echo $b <text:span text:style-name="T31"># 5</text:span></text:p>
      <text:p text:style-name="P12">@ c = $b * $a - 1 </text:p>
      <text:p text:style-name="P12">echo $c <text:span text:style-name="T31"># 34</text:span></text:p>
      <text:p text:style-name="P12">@ d = ( $c + 2 ) / $b </text:p>
      <text:p text:style-name="P12">echo $d <text:span text:style-name="T32"># 7</text:span></text:p>
      <text:p text:style-name="P12">@ c %= $b </text:p>
      <text:p text:style-name="P13">echo $c <text:span text:style-name="T32"># 4</text:span></text:p>
      <text:p text:style-name="P12"><text:soft-page-break/>#Поразрядные логические операции </text:p>
      <text:p text:style-name="P12">@ a = ( $c | ( $b + 4 ) ) </text:p>
      <text:p text:style-name="P12">echo $a <text:span text:style-name="T33"># 13</text:span></text:p>
      <text:p text:style-name="P12">@ b = ( $a &amp; $b ) </text:p>
      <text:p text:style-name="P12">echo $b <text:span text:style-name="T34"># 5</text:span></text:p>
      <text:p text:style-name="P12">@ c = ( $a ^ $c ) </text:p>
      <text:p text:style-name="P12">echo $c <text:span text:style-name="T35"># 9</text:span></text:p>
      <text:p text:style-name="P12">@ f = ( $a &lt;&lt; 3 ) </text:p>
      <text:p text:style-name="P12">echo $f <text:span text:style-name="T35"># 104</text:span></text:p>
      <text:p text:style-name="P12">@ f = ( $c &gt;&gt; 1 ) </text:p>
      <text:p text:style-name="P12">echo $f <text:span text:style-name="T36"># 4</text:span></text:p>
      <text:p text:style-name="P12">#Логические операции и операции отношения </text:p>
      <text:p text:style-name="P12">@ a = ( ( $b &gt;= $c ) &amp;&amp; ( $d &lt;= $f) ) <text:span text:style-name="T37"># 0</text:span></text:p>
      <text:p text:style-name="P12">@ b = ( ( $c != $a) || ( != b ) ) <text:s/><text:span text:style-name="T38"># <text:s/>1</text:span></text:p>
      <text:p text:style-name="P12">#Подстановка вывода команды </text:p>
      <text:p text:style-name="P12">set f = (`date`) </text:p>
      <text:p text:style-name="P38">echo $f <text:span text:style-name="T39"># Чтв Окт 23 19:33:14 EEST 2014 </text:span></text:p>
      <text:p text:style-name="P38"/>
      <text:p text:style-name="P41">ВЫВОДЫ</text:p>
      <text:p text:style-name="P41"/>
      <text:p text:style-name="P42"><text:tab/><text:span text:style-name="T47">В ходе лабораторной работы были изучены основы работы с командой оболочкой ОС UNIX. </text:span><text:span text:style-name="T49">Были рассмотрены командные интерператоры csh и sh.</text:span></text:p>
      <text:p text:style-name="P42"><text:span text:style-name="T49"><text:tab/></text:span><text:span text:style-name="T48">В командных интерпретаторах можно задавать переменные, в оболочках sh и сsh синтаксис различный – </text:span><text:span text:style-name="T50">&lt;имя_переменной&gt;=&lt;значение&gt; </text:span><text:span text:style-name="T51">и set </text:span><text:span text:style-name="T50">&lt;имя_переменной&gt; = &lt;значение&gt;</text:span><text:span text:style-name="T51"> соответственно. </text:span><text:span text:style-name="T52">Командный интерпретатор sh поддерживает очень гибкое использование перенаправления ввода/вывода – можно перенаправлять не только стандартные потоки ввода/вывода, но и произвольные дескрипторы файлов. </text:span></text:p>
      <text:p text:style-name="P42"><text:span text:style-name="T52"><text:tab/></text:span><text:span text:style-name="T53">Интерпретатор csh имеет очень удобный синтаксис для работы с арифметичесикими выражениями, для того чтобы присваивоемое значение рассматривалось как арифметическое необходимо использовать @ перед переменной, все арифметико-логические операции аналогичны языку С. </text:span></text:p>
      <text:p text:style-name="P42"><text:span text:style-name="T53"><text:tab/>Для управления процессами существуют такие команды терминала как – kill – послать сигнал процессу, ps – получить список процессов, </text:span><text:span text:style-name="T54">jobs – список процессов связанных с данным терминал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7:00:19.046541981</meta:creation-date>
    <dc:date>2014-10-23T23:16:35.753852115</dc:date>
    <meta:editing-duration>PT5H22M53S</meta:editing-duration>
    <meta:editing-cycles>34</meta:editing-cycles>
    <meta:generator>LibreOffice/4.2.6.3$Linux_X86_64 LibreOffice_project/420m0$Build-3</meta:generator>
    <meta:document-statistic meta:table-count="0" meta:image-count="0" meta:object-count="0" meta:page-count="4" meta:paragraph-count="111" meta:word-count="1040" meta:character-count="6943" meta:non-whitespace-character-count="5872"/>
  </office:meta>
</office:document-meta>
</file>